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4.67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8.013cm"/>
    </style:style>
    <style:style style:name="co7" style:family="table-column">
      <style:table-column-properties fo:break-before="auto" style:column-width="12.681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7.7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6.9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1.995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7d6b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dddddd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dddddd"/>
      <style:text-properties fo:color="#ff0000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8" style:family="table-cell" style:parent-style-name="Default" style:data-style-name="N100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b7d6b9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dddd"/>
    </style:style>
    <style:style style:name="ce1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cccccc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9c3aa"/>
    </style:style>
    <style:style style:name="T4" style:family="text">
      <style:text-properties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éthode</text:p>
          </table:table-cell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éfinition</text:p>
          </table:table-cell>
          <table:table-cell table:style-name="ce1" office:value-type="string" calcext:value-type="string">
            <text:p>Valeurs possibles</text:p>
          </table:table-cell>
          <table:table-cell table:style-name="ce8" office:value-type="string" calcext:value-type="string">
            <text:p>Valeur par défaut</text:p>
          </table:table-cell>
          <table:table-cell table:style-name="ce1" office:value-type="string" calcext:value-type="string">
            <text:p>Document produit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 table:number-columns-spanned="7" table:number-rows-spanned="1">
            <text:p>Category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cat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4"/>
          <table:table-cell table:style-name="ce10"/>
          <table:table-cell table:style-name="ce3" office:value-type="string" calcext:value-type="string">
            <text:p>pivot-categorie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 (catégorie seule),</text:p>
            <text:p>2 = complet (catégorie + sous-catégories)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catégori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at/{urn}/{ug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4"/>
          <table:table-cell table:style-name="ce10"/>
          <table:table-cell table:style-name="ce3" office:value-type="string" calcext:value-type="string">
            <text:p>pivot-categorie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 (catégorie seule),</text:p>
            <text:p>2 = complet (catégorie + sous-catégories)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catégori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Cirkwi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cirkwi/pois/offe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contenu d'une offre au format Cirkwi PO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poi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style-name="ce4"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pois/query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POI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poi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pois/query/{codeCgt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POI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poi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1">/cirkwi/pois/query/paginated/{token}/{nbPage</text:span>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POI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poi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table:style-name="ce12"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bPa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e page de résultats de la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circuits/offe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contenu d'un itinéraire au format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circuit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'itinéraire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table:style-name="ce12"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Default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circuits/query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circuit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circuit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table:style-name="ce12"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Default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circuits/query/{codeCgt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circuit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circuit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table:style-name="ce12"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cirkwi/circuits/query/paginated/{token}/{nbPag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s résultats d’une requête au format circuit de Cirkwi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cirkwi-circuit.xsd</text:p>
          </table:table-cell>
          <table:table-cell table:number-columns-repeated="55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style-name="ce4" office:value-type="string" calcext:value-type="string">
            <text:p>application/xml</text:p>
          </table:table-cell>
          <table:table-cell office:value-type="string" calcext:value-type="string">
            <text:p>application/xml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ccept-Encoding</text:p>
          </table:table-cell>
          <table:table-cell table:style-name="ce4"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style-name="ce4"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odeCgt</text:p>
          </table:table-cell>
          <table:table-cell table:style-name="ce4"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fmt</text:p>
          </table:table-cell>
          <table:table-cell table:style-name="ce4"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style-name="ce4" office:value-type="string" calcext:value-type="string">
            <text:p>application/xml</text:p>
          </table:table-cell>
          <table:table-cell table:style-name="ce12" office:value-type="string" calcext:value-type="string">
            <text:p>xml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bPa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e page de résultats de la requête paginée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requête paginée</text:p>
          </table:table-cell>
          <table:table-cell/>
          <table:table-cell table:style-name="Default"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4" office:value-type="string" calcext:value-type="string">
            <text:p>WS_KEY</text:p>
          </table:table-cell>
          <table:table-cell table:style-name="ce4"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 table:style-name="ce4"/>
          <table:table-cell table:style-name="ce12"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Duplicates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duplicates/offe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cherche des doublons potentiels d'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, text/csv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 pour laquelle on recherche des doublon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</text:p>
          </table:table-cell>
          <table:table-cell office:value-type="string" calcext:value-type="string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, html, csv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ubstat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Etat de publication minimal des offres potentiellement doublons</text:p>
          </table:table-cell>
          <table:table-cell office:value-type="string" calcext:value-type="string">
            <text:p>0,5,10,20,30</text:p>
          </table:table-cell>
          <table:table-cell office:value-type="string" calcext:value-type="string">
            <text:p>3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opFirs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étermine si la recherche s'arrête au premier algorithme ayant détecté des doublon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duplicates/offer/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Recherche des doublons potentiels pour une liste d'offres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, text/csv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 pour laquelle on recherche des doublon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</text:p>
          </table:table-cell>
          <table:table-cell office:value-type="string" calcext:value-type="string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, html, csv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ubstat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Etat de publication minimal des offres potentiellement doublons</text:p>
          </table:table-cell>
          <table:table-cell office:value-type="string" calcext:value-type="string">
            <text:p>0,5,10,20,30</text:p>
          </table:table-cell>
          <table:table-cell office:value-type="string" calcext:value-type="string">
            <text:p>3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opFirs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étermine si la recherche s'arrête au premier algorithme ayant détecté des doublon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duplicates/offertype/{idTypeOffr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cherche des doublons potentiels pour une liste d'offres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, text/csv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</text:p>
          </table:table-cell>
          <table:table-cell office:value-type="string" calcext:value-type="string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, html, csv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TypeOffr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'offre pour lequel on doit rechercher des doublons potentiels</text:p>
          </table:table-cell>
          <table:table-cell office:value-type="string" calcext:value-type="string">
            <text:p>voir /thesaurus/typeofr pour la liste complète des types d'offres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ubstat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Etat de publication minimal des offres potentiellement doublons</text:p>
          </table:table-cell>
          <table:table-cell office:value-type="string" calcext:value-type="string">
            <text:p>0,5,10,20,30</text:p>
          </table:table-cell>
          <table:table-cell office:value-type="string" calcext:value-type="string">
            <text:p>3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opFirs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étermine si la recherche s'arrête au premier algorithme ayant détecté des doublon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Export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export/offer/{codeCgtOffer}/{codeCgtTempl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une offre, sur base d’un modèle stocké en base de données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Off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Templ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modèle d’export stocké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1">/export/offer/{codeCgtOffer</text:span>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une offre, sur base d’un modèle post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Off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1">/export/offer/export{codeCgtTemplate</text:span>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offres postées, sur base d’un modèle stocké en base de données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Templ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modèle d’export stocké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export/offer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offres postées, sur base d’un modèle post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export/query/{codeCgtQuery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u résultat d’une requête stockée, sur base d’un modèle post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stock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export/{codeCgtTemplate}/{codeCgtQuery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u résultat d’une requête stockée, sur base d’un modèle stock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stock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Templ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modèle d’export stocké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export/{codeCgtTemplate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une requête postée, sur base d’un modèle stock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Templat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dentifiant du modèle d’export stocké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export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en colonnes les données d’une requête postée, sur base d’un modèle posté</text:p>
          </table:table-cell>
          <table:table-cell table:style-name="ce3"/>
          <table:table-cell table:style-name="ce10"/>
          <table:table-cell table:style-name="ce3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Geoloc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geoloc/streets/idins/{idIns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suggestion de noms de rues sur base d’une localité et d’un nom d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In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commune dans la base de données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streets/country/{country}/zip/{zip}/locality/{locality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suggestion de noms de rues sur base d’un code postal, d’une localité et d’un nom d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de postal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streets/country/{country}/locality/{locality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suggestion de noms de rues sur base d’une localité et d’un nom d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streets/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Retourne une liste de suggestion de noms de rues sur base d’un prototyp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pouss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quête de suggestion de rue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idins/{idIns}/street/{street}/number/{number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e commune, une rue et un numéro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In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commune dans la base de données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ans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idins/{idIns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e commune et un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In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commune dans la base de données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country/{country}/zip/{zip}/locality/{locality}/street/{street}/number/{number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 pays, un code postal et une commune, une rue et un numéro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ans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de postal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country/{country}/zip/{zip}/locality/{locality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 pays, un code postal et une commune et un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de postal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country/{country}/locality/{locality}/street/{street}/number/{number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 pays, une commune, une rue et un numéro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ans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location/country/{country}/locality/{locality}/street/{stree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 pays, une commune et une r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ys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alit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 (hors Belgique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4"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m de la rue</text:p>
          </table:table-cell>
          <table:table-cell/>
          <table:table-cell office:value-type="string" calcext:value-type="string">
            <text:p>-</text:p>
          </table:table-cell>
          <table:table-cell table:style-name="ce4"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1">/geoloc/location</text:span>/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Retourne une géolocalisation sur base d’un prototyp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pouss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quête de suggestion de rue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conversion/lambert/{latitude}/{longitud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Conversion de coordonnées géographiques décimales en coordonnées Lambert (Belgique 72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coords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t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à converti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ng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à converti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geoloc/elevation/{latitude}/{longitud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’élévation (en m) d’un point géolocalis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float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t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du poin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ng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du poin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1">/geoloc/</text:span>revloc/{latitude}/{longitud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nvoie une adresse sur base de coordonnées longitude et latitud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geoloc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t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du poin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ngitud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ordonnée du poin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Hist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hist/feed/{idQuery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Produit un flux Atom/RSS de suivi des modifications des offres pour une requête donnée</text:p>
          </table:table-cell>
          <table:table-cell table:style-name="ce3"/>
          <table:table-cell table:style-name="ce10"/>
          <table:table-cell table:style-name="ce3" office:value-type="string" calcext:value-type="string">
            <text:p>https://validator.w3.org/feed/docs/rfc4287.html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atom+xml</text:p>
          </table:table-cell>
          <table:table-cell table:style-name="Default" office:value-type="string" calcext:value-type="string">
            <text:p>application/atom+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atom</text:p>
          </table:table-cell>
          <table:table-cell table:style-name="Default" office:value-type="string" calcext:value-type="string">
            <text:p>atom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fe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Produit un flux Atom/RSS de suivi des modifications des offres (sur base de l’organisme lié à la clé WS_KEY)</text:p>
          </table:table-cell>
          <table:table-cell table:style-name="ce3"/>
          <table:table-cell table:style-name="ce10"/>
          <table:table-cell table:style-name="ce3" office:value-type="string" calcext:value-type="string">
            <text:p>https://validator.w3.org/feed/docs/rfc4287.html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atom+xml</text:p>
          </table:table-cell>
          <table:table-cell table:style-name="Default" office:value-type="string" calcext:value-type="string">
            <text:p>application/atom+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number-columns-repeated="2" office:value-type="string" calcext:value-type="string">
            <text:p>atom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offe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’historique total d’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offer/{codeCgt}/revision/{idRevisio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révision spécifique d’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Revis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évision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offer/{codeCgt}/date/{d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’historique de modification d’une offre dans un intervalle de temp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yyyy-MM-dd:yyyy-MM-dd</text:p>
            <text:p>yyyy-MM-dd:</text:p>
            <text:p>:yyyy-MM-dd</text:p>
            <text:p>-X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tracking/{idQuery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révisions d’offres d’intérêt pour une requête donn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tracking/{idQuery}/date/{d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révisions d’offres d’intérêt pour une requête donnée dans un intervalle de temp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yyyy-MM-dd:yyyy-MM-dd</text:p>
            <text:p>yyyy-MM-dd:</text:p>
            <text:p>:yyyy-MM-dd</text:p>
            <text:p>-X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tracking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révisions d’offres d’intérêt pour la requête « par défaut » associée à l’utilisateur global de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hist/tracking/date/{d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<text:span text:style-name="T1">Retourne la liste des révisions d’offres d’intérêt dans un intervalle de temps </text:span>pour une requête « par défaut » associée à l’utilisateur global de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yyyy-MM-dd:yyyy-MM-dd</text:p>
            <text:p>yyyy-MM-dd:</text:p>
            <text:p>:yyyy-MM-dd</text:p>
            <text:p>-X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Image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img/upload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Ajoute un nouveau média sur le serveur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string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length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ille du document transmi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4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image/gif</text:p>
            <text:p>image/jpeg</text:p>
            <text:p>image/png</text:p>
            <text:p>audio/mpeg3</text:p>
            <text:p>application/msword</text:p>
            <text:p>application/vnd.openxmlformats-officedocument.wordprocessingml.document</text:p>
            <text:p>application/vnd.oasis.opendocument.text</text:p>
            <text:p>application/pdf</text:p>
            <text:p>application/vnd.ms-excel</text:p>
            <text:p>application/vnd.openxmlformats-officedocument.spreadsheetml.sheet</text:p>
            <text:p>application/vnd.oasis.opendocument.spreadsheet</text:p>
            <text:p>text/csv</text:p>
            <text:p>application/vnd.ms-powerpoint</text:p>
            <text:p>application/vnd.openxmlformats-officedocument.presentationml.presentation</text:p>
            <text:p>application/vnd.oasis.opendocument.presentation</text:p>
            <text:p>application/gpx+xml</text:p>
            <text:p>application/vnd.google-earth.kml+xml</text:p>
            <text:p>application/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/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img/{id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 média stocké dans le serveur sur base d’un identifiant</text:p>
          </table:table-cell>
          <table:table-cell table:style-name="ce3"/>
          <table:table-cell table:style-name="ce10"/>
          <table:table-cell table:style-name="ce3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image/png,application/svg+xml</text:p>
          </table:table-cell>
          <table:table-cell office:value-type="string" calcext:value-type="string">
            <text:p>image/png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iltre de couleur à appliquer au document (images uniquement)</text:p>
          </table:table-cell>
          <table:table-cell office:value-type="string" calcext:value-type="string">
            <text:p>couleur hexadécimale (rrggbb)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png,svg</text:p>
          </table:table-cell>
          <table:table-cell office:value-type="string" calcext:value-type="string">
            <text:p>png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dimensionnement vertical à appliquer au document (images uniquement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document à transmettre. Peut être : </text:p>
            <text:p>- le code CGT d’une offre Média</text:p>
            <text:p>- le code CGT d’une offre touristique (retourne alors le média « par défaut » associé à l’offre)</text:p>
            <text:p>- l’URN d’un type d’offre, d’un champ ou d’une valeur de champ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modifi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pplique un modificateur à un document (pour les URN). Permet d’obtenir un document en monochrome,</text:p>
            <text:p>Avec ses couleurs d’origines ou sous forme de pin.</text:p>
          </table:table-cell>
          <table:table-cell office:value-type="string" calcext:value-type="string">
            <text:p>orig, pi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un thumbnail dont la taille est prédéfinie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dimensionnement horizontal à appliquer au document (images uniquement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Media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media/export/{codeCgt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les médias liés à une liste d’offres résultats d’une requête stocké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string-result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stock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media/export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porte les médias liés à une liste d’offres résultats d’une requête post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string-result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vot-exportfm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media/export/exist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Teste si le cloud de stockage est disponibl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media/export/async/{id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statut d’un export média asynchron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report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vnd.openxmlformats-officedocument.spreadsheetml.sheet</text:p>
            <text:p>text/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lsx,csv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tâche d’export asynchron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media/{id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 média stocké dans le serveur sur base d’un identifiant</text:p>
          </table:table-cell>
          <table:table-cell table:style-name="ce3"/>
          <table:table-cell table:style-name="ce10"/>
          <table:table-cell table:style-name="ce3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octet-stream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document à transmettre. Peut être : </text:p>
            <text:p>- le code CGT d’une offre Média</text:p>
            <text:p>- le code CGT d’une offre touristique (retourne alors le média « par défaut » associé à l’offre)</text:p>
            <text:p>- l’URN d’un type d’offre, d’un champ ou d’une valeur de champ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Notes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notes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 média stocké dans le serveur sur base d’un identifian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 pour laquelle on souhaite récupérer les note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es/{codeCgt}</text:p>
          </table:table-cell>
          <table:table-cell table:style-name="ce3" office:value-type="string" calcext:value-type="string">
            <text:p>PUT</text:p>
          </table:table-cell>
          <table:table-cell table:style-name="ce3" table:number-columns-repeated="2"/>
          <table:table-cell table:style-name="ce3" office:value-type="string" calcext:value-type="string">
            <text:p>Met à jour une ou plusieurs notes liées à 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 pour laquelle on souhaite récupérer les notes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offre contenant les notes à mettre à jour en base de donné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notes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Ajoute une nouvelle note liée à 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offre contenant les notes à mettre à jour en base de donné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 table:number-columns-spanned="7" table:number-rows-spanned="1">
            <text:p>Notification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13"/>
          <table:table-cell table:style-name="ce13" office:value-type="string" calcext:value-type="string">
            <text:p>/notification/count/type/{type}/date/{date}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e nombre de notifications non lues d’un certain type pour l’utilisateur lié à la clé et une période donnée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integ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count/type/{type}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<text:span text:style-name="T1">Retourne le nombre de notifications non lues </text:span>d’un certain type de l’utilisateur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integ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u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concerné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count/date/{date}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e nombre de notifications non lues de l’utilisateur lié à la clé pour une période donnée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integ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concerné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count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e nombre de notifications non lues de l’utilisateur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integ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concerné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blacklist/{codeCgt}</text:p>
          </table:table-cell>
          <table:table-cell table:style-name="ce13" office:value-type="string" calcext:value-type="string">
            <text:p>POST</text:p>
          </table:table-cell>
          <table:table-cell table:style-name="ce13" table:number-columns-repeated="2"/>
          <table:table-cell table:style-name="ce13" office:value-type="string" calcext:value-type="string">
            <text:p>Ajoute une offre dans la blacklist (liste des offres dont on ne veut pas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boolea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 à ajouter dans la blackli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blacklist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blacklist (liste des offres dont on ne veut pas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blacklist/paginated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blacklist (liste des offres dont on ne veut pas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whitelist/{codeCgt}</text:p>
          </table:table-cell>
          <table:table-cell table:style-name="ce13" office:value-type="string" calcext:value-type="string">
            <text:p>POST</text:p>
          </table:table-cell>
          <table:table-cell table:style-name="ce13" table:number-columns-repeated="2"/>
          <table:table-cell table:style-name="ce13" office:value-type="string" calcext:value-type="string">
            <text:p>Ajoute une offre dans la whitelist (liste des offres dont on veut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boolea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 à ajouter dans la whiteli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whitelist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whitelist (liste des offres dont on veut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whitelist/paginated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whitelist (liste des offres dont on veut suivre les notifications) de l’utilisateur glob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all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liste des offres de l’utilisateur global lié à la clé ayant un statut de suivi de notification (white ou blacklist)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all/paginated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a liste des offres de l’utilisateur global lié à la clé ayant un statut de suivi de notification (white ou blacklist)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’offre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{codeCgt}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le statut de suivi de notification d’une offre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integ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follow/paginated/{token}/{page}</text:p>
          </table:table-cell>
          <table:table-cell table:style-name="ce13" office:value-type="string" calcext:value-type="string">
            <text:p>GET</text:p>
          </table:table-cell>
          <table:table-cell table:style-name="ce13" table:number-columns-repeated="2"/>
          <table:table-cell table:style-name="ce13" office:value-type="string" calcext:value-type="string">
            <text:p>Retourne une page de la liste de suivi d’offres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a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e la page à retourn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paginé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13"/>
          <table:table-cell table:style-name="ce13" office:value-type="string" calcext:value-type="string">
            <text:p>/notification/mark/{status}/{idNotification}</text:p>
          </table:table-cell>
          <table:table-cell table:style-name="ce13" office:value-type="string" calcext:value-type="string">
            <text:p>POST</text:p>
          </table:table-cell>
          <table:table-cell table:style-name="ce13" table:number-columns-repeated="2"/>
          <table:table-cell table:style-name="ce13" office:value-type="string" calcext:value-type="string">
            <text:p>Change le statut d’une notification d’un utilisateur local lié à la clé</text:p>
          </table:table-cell>
          <table:table-cell table:style-name="ce13"/>
          <table:table-cell table:style-name="ce23"/>
          <table:table-cell table:style-name="ce13" office:value-type="string" calcext:value-type="string">
            <text:p>pivot-boolea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Notific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notification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uveau statut de la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mark/{status}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Change le statut d’une liste de notifications de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uveau statut de la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iste des notifications</text:p>
          </table:table-cell>
          <table:table-cell table:number-columns-repeated="2"/>
          <table:table-cell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type/{type}/date/{d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type et d’un statut donnés, pour l’utilisateur local lié à la clé et un intervalle de date spécifié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type/{typ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et type donnés, pour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date/{dat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donné, pour l’utilisateur local lié à la clé, et un intervalle de date spécifié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donné, pour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type/{type}/date/{date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type et d’un statut donnés, pour l’utilisateur local lié à la clé et un intervalle de date spécifié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e notification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type/{type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et type donnés, pour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e notification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6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notification</text:p>
          </table:table-cell>
          <table:table-cell table:style-name="ce11" office:value-type="string" calcext:value-type="string">
            <text:p>-1</text:p>
            <text:p>0</text:p>
            <text:p>1</text:p>
            <text:p>2</text:p>
            <text:p>3</text:p>
          </table:table-cell>
          <table:table-cell/>
          <table:table-cell office:value-type="string" calcext:value-type="string">
            <text:p>Tout</text:p>
            <text:p>Ajout/Modification/Suppression d’offre</text:p>
            <text:p>Ajout/Modification/Suppression d’une note</text:p>
            <text:p>[Demande de validation] – A venir</text:p>
            <text:p>Disponibilité d’un export de médias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date/{date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donné, pour l’utilisateur local lié à la clé, et un intervalle de date spécifié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ntervalle de dates</text:p>
          </table:table-cell>
          <table:table-cell office:value-type="string" calcext:value-type="string">
            <text:p><text:span text:style-name="T2">yyyy-MM-dd</text:span>:<text:span text:style-name="T2">yyyy-MM-dd</text:span></text:p>
            <text:p><text:span text:style-name="T2">Yyyy-MM-dd</text:span>:</text:p>
            <text:p>:<text:span text:style-name="T2">yyyy-MM-dd</text:span></text:p>
            <text:p>-<text:span text:style-name="T2">xx</text:span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2 dates</text:p>
            <text:p>A partir d’une date</text:p>
            <text:p>Jusqu’à une date</text:p>
            <text:p>Nombre de jours avant la date du jour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e notification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{status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notifications d’un statut donné, pour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e notification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t de notification</text:p>
          </table:table-cell>
          <table:table-cell office:value-type="string" calcext:value-type="string">
            <text:p>0 = non lu</text:p>
            <text:p>1 = lu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publication/paginated/{token}/{pag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page d’une liste de notification donnée, pour l’utilisateur local lié à la cl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a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e page de résultats de la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Crée une nouvelle notification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notification à sauvegarder en base de données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notification/{idNotificatio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notification sur base de son identifian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idNotific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notification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{idAlt}/alt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notification sur base de son identifiant alternatif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notific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idAl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alternatif d’une notification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notification/{idNotification}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Supprime une notification sur base de son identifian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idNotific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notification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Offer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offer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Ajoute une nouvelle offr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offre à sauvegarder en base de donné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offe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contenu d’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  <text:p>application/vnd.google-earth.kml+x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,k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 (uniquement KML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ffer/{codeCgt}</text:p>
          </table:table-cell>
          <table:table-cell table:style-name="ce3" office:value-type="string" calcext:value-type="string">
            <text:p>PUT</text:p>
          </table:table-cell>
          <table:table-cell table:style-name="ce3" table:number-columns-repeated="2"/>
          <table:table-cell table:style-name="ce3" office:value-type="string" calcext:value-type="string">
            <text:p>Met à jour le contenu d’une offr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offre à sauvegarder en base de donné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offer/{codeCgt}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Supprime une offre en base de données (passe l’offre en archive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ffer/{codeCgt}/erase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Supprime définitivement l’offre de la base de données (ne peut être appliqué qu’à une offre depuis au moins 3 mois en archive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ffer/{codeCgt}/exist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Teste l’existence d’une offr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ffer/{codeCgt}/audit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’audit qualité d’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ffer/create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Génère une offre pré-remplie sur base d’un prototype (contenant un type et un nom d’offre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rototype d’offre à génére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 table:number-columns-spanned="7" table:number-rows-spanned="1">
            <text:p>Orphans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orphans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Détermine si une offre est orphelin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rphans/potentials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orphelins potentiels d'une offre (offres devenant orphelines si l'offre donnée est supprimée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<text:span text:style-name="T1">application/xml, application/json, application/atom+xml, </text:span>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7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,</text:p>
            <text:p><text:span text:style-name="T3">30 = résumé + média,</text:span></text:p>
            <text:p><text:span text:style-name="T3">40 = audit</text:span></text:p>
            <text:p><text:span text:style-name="T3">50 = edit</text:span></text:p>
            <text:p><text:span text:style-name="T3">60 = contenu + audit light</text:span></text:p>
            <text:p><text:span text:style-name="T3">70 = résumé + audit light</text:span></text:p>
            <text:p><text:span text:style-name="T3">80 = résumé + média + audit light</text:span>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atom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 (uniquement KML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orphans/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offres orphelines dans la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<text:span text:style-name="T1">application/xml, application/json, application/atom+xml, </text:span>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7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,</text:p>
            <text:p><text:span text:style-name="T3">30 = résumé + média,</text:span></text:p>
            <text:p><text:span text:style-name="T3">40 = audit</text:span></text:p>
            <text:p><text:span text:style-name="T3">50 = edit</text:span></text:p>
            <text:p><text:span text:style-name="T3">60 = contenu + audit light</text:span></text:p>
            <text:p><text:span text:style-name="T3">70 = résumé + audit light</text:span></text:p>
            <text:p><text:span text:style-name="T3">80 = résumé + média + audit light</text:span>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atom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 (uniquement KML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Query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query/{idQuery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  <text:p>application/vnd.google-earth.kml+xml, application/atom+x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,kml,atom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 (uniquement KML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param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onne une valeur à un paramètre d’une requête paramétrable</text:p>
            <text:p>Remarque : Ce paramètre peut être répété plusieurs fois (1 fois par paramètre de la requête)</text:p>
          </table:table-cell>
          <table:table-cell office:value-type="string" calcext:value-type="string">
            <text:p><text:span text:style-name="T2">Paramètre à 1 valeur : paramname</text:span>:<text:span text:style-name="T2">value</text:span></text:p>
            <text:p><text:span text:style-name="T4">Paramètre à plusieurs valeurs : paramname:value1|value2|value3</text:span>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3" office:value-type="string" calcext:value-type="string">
            <text:p>/query/{idQuery}/diff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 et retourne le différentiel d’offres depuis</text:p>
            <text:p>le dernier appel au servic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  <text:p>application/vnd.google-earth.kml+x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,k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 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u document généré (fr par défaut) (uniquement KML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param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onne une valeur à un paramètre d’une requête paramétrable</text:p>
            <text:p>Remarque : Ce paramètre peut être répété plusieurs fois (1 fois par paramètre de la requête)</text:p>
          </table:table-cell>
          <table:table-cell office:value-type="string" calcext:value-type="string">
            <text:p><text:span text:style-name="T2">Paramètre à 1 valeur : paramname</text:span>:<text:span text:style-name="T2">value</text:span></text:p>
            <text:p><text:span text:style-name="T4">Paramètre à plusieurs valeurs : paramname:value1|value2|value3</text:span>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/{idQuery}/ack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Valide le résultat du dernier appel différentiel au service query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/{idQuery}/clear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Vide le cache différentiel de la requête spécifi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/{idQuery}/paginated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 de manière pagin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Que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requêt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style-name="ce14" table:number-columns-repeated="3"/>
          <table:table-cell table:style-name="ce14" office:value-type="string" calcext:value-type="string">
            <text:p>itemsperpage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Nombre d’offres par page de résultats</text:p>
          </table:table-cell>
          <table:table-cell table:style-name="ce14"/>
          <table:table-cell table:style-name="ce24" office:value-type="string" calcext:value-type="string">
            <text:p>20</text:p>
          </table:table-cell>
          <table:table-cell table:style-name="ce14"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param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Donne une valeur à un paramètre d’une requête paramétrable</text:p>
            <text:p>Remarque : Ce paramètre peut être répété plusieurs fois (1 fois par paramètre de la requête)</text:p>
          </table:table-cell>
          <table:table-cell office:value-type="string" calcext:value-type="string">
            <text:p><text:span text:style-name="T2">Paramètre à 1 valeur : paramname</text:span>:<text:span text:style-name="T2">value</text:span></text:p>
            <text:p><text:span text:style-name="T4">Paramètre à plusieurs valeurs : paramname:value1|value2|value3</text:span>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écute une requête de recherch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, application/vnd.google-earth.kml+x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 (defaut: 0)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imite le nombre maximum de révisions retournées</text:p>
          </table:table-cell>
          <table:table-cell/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enu de la requête à exécu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/paginated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 de manière pagin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temsperpag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ombre d’offres par page de résultats</text:p>
          </table:table-cell>
          <table:table-cell/>
          <table:table-cell office:value-type="string" calcext:value-type="string">
            <text:p>2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query/paginated/{token}/{pag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 de manière paginé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boolean-result.xsd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  <text:p>application/vnd.google-earth.kml+x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6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1 = résumé,</text:p>
            <text:p>2 = complet,</text:p>
            <text:p>3 = hybride,</text:p>
            <text:p>4 = opendata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vertic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joute de l’information du thésaurus pour les champs specs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nfolv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ugmente le niveau d’information du thésaurus lorsque info est activé (defaut: 0)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a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uméro de page de résultats de la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no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onvertit les contenus textes riches en texte bru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 l’ordre des offres dans la liste de retour de manière aléatoi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’une requête paginé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</text:p>
            <text:p>pré-programmé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énère, pour les photos stockées sur le serveur média PIVOT, un lien url permettant un redimensionnement 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Redirect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17" office:value-type="string" calcext:value-type="string">
            <text:p>(désactivé)</text:p>
          </table:table-cell>
          <table:table-cell table:style-name="ce3" office:value-type="string" calcext:value-type="string">
            <text:p>/rdir/lnk/ofr/{codeCgt}/{to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Génère une redirection vers une page web liée à l'offre</text:p>
          </table:table-cell>
          <table:table-cell table:style-name="ce3"/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text/html</text:p>
          </table:table-cell>
          <table:table-cell table:style-name="Default"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html</text:p>
          </table:table-cell>
          <table:table-cell table:style-name="Default"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ésirée pour la page web liée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8">
          <table: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redirection</text:p>
          </table:table-cell>
          <table:table-cell office:value-type="string" calcext:value-type="string">
            <text:p><text:span text:style-name="T1">- web: redirige vers le site web de l'offre touristique</text:span></text:p>
            <text:p><text:span text:style-name="T1">- orc : redirige vers le site de réservation en ligne de WBT liée à cette offre</text:span></text:p>
            <text:p><text:span text:style-name="T1">- cirkwi : redirige vers la page Cirkwi liée à cette offre</text:span></text:p>
            <text:p><text:span text:style-name="T1">- accessi : redirige vers la page Access-I liée à cette offre</text:span></text:p>
            <text:p><text:span text:style-name="T1">- home : redirige vers la page web de la maison du tourisme dédiée à cette offre</text:span></text:p>
          </table:table-cell>
          <table:table-cell office:value-type="string" calcext:value-type="string">
            <text:p>home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(désactivé)</text:p>
          </table:table-cell>
          <table:table-cell table:style-name="ce3" office:value-type="string" calcext:value-type="string">
            <text:p>/rdir/lnk/of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Génère une redirection vers la page web de l'offre sur le site de la maison du tourisme</text:p>
          </table:table-cell>
          <table:table-cell table:style-name="ce3"/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text/html</text:p>
          </table:table-cell>
          <table:table-cell table:style-name="Default"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html</text:p>
          </table:table-cell>
          <table:table-cell table:style-name="Default"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ésirée pour la page web liée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style-name="ce18" office:value-type="string" calcext:value-type="string">
            <text:p>(désactivé)</text:p>
          </table:table-cell>
          <table:table-cell table:style-name="ce3" office:value-type="string" calcext:value-type="string">
            <text:p>/rdir/list/of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toutes les url de redirection existantes pour une offre</text:p>
          </table:table-cell>
          <table:table-cell table:style-name="ce3"/>
          <table:table-cell table:style-name="ce10"/>
          <table:table-cell table:style-name="ce10" office:value-type="string" calcext:value-type="string">
            <text:p>pivot-redirect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 json</text:p>
          </table:table-cell>
          <table:table-cell table:style-name="Default"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es liens retournés (si non spécifié, renvoie toutes les langues)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style-name="ce18" office:value-type="string" calcext:value-type="string">
            <text:p>(désactivé)</text:p>
          </table:table-cell>
          <table:table-cell table:style-name="ce3" office:value-type="string" calcext:value-type="string">
            <text:p>/rdir/qrc/ofr/{codeCgt}/{to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Génère un QR-code avec un lien de redirection vers une page web liée à l'offre</text:p>
          </table:table-cell>
          <table:table-cell table:style-name="ce3"/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svg+xml, image/png, image/jpeg</text:p>
          </table:table-cell>
          <table:table-cell table:style-name="Default" office:value-type="string" calcext:value-type="string">
            <text:p>application/svg+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html</text:p>
          </table:table-cell>
          <table:table-cell table:style-name="Default"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hauteur en pixel du QR-code</text:p>
          </table:table-cell>
          <table:table-cell/>
          <table:table-cell office:value-type="string" calcext:value-type="string">
            <text:p>30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ésirée pour la page web liée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utilise une taille prédéfinie pour le QR-code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8">
          <table: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redirection</text:p>
          </table:table-cell>
          <table:table-cell office:value-type="string" calcext:value-type="string">
            <text:p><text:span text:style-name="T1">- web: redirige vers le site web de l'offre touristique</text:span></text:p>
            <text:p><text:span text:style-name="T1">- orc : redirige vers le site de réservation en ligne de WBT liée à cette offre</text:span></text:p>
            <text:p><text:span text:style-name="T1">- cirkwi : redirige vers la page Cirkwi liée à cette offre</text:span></text:p>
            <text:p><text:span text:style-name="T1">- accessi : redirige vers la page Access-I liée à cette offre</text:span></text:p>
            <text:p><text:span text:style-name="T1">- home : redirige vers la page web de la maison du tourisme dédiée à cette offre</text:span></text:p>
          </table:table-cell>
          <table:table-cell office:value-type="string" calcext:value-type="string">
            <text:p>home</text:p>
          </table:table-cell>
          <table:table-cell table:number-columns-repeated="56"/>
        </table:table-row>
        <table:table-row table:style-name="ro1">
          <table:table-cell table:style-name="ce18" office:value-type="string" calcext:value-type="string">
            <text:p>(désactivé)</text:p>
          </table:table-cell>
          <table:table-cell table:style-name="ce3" office:value-type="string" calcext:value-type="string">
            <text:p>/rdir/qrc/ofr/{codeCg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Génère un QR-code avec un lien de redirection vers la page web de l'offre sur le site de la maison du tourisme</text:p>
          </table:table-cell>
          <table:table-cell table:style-name="ce3"/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svg+xml, image/png, image/jpeg</text:p>
          </table:table-cell>
          <table:table-cell table:style-name="Default" office:value-type="string" calcext:value-type="string">
            <text:p>application/svg+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deCg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'off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html</text:p>
          </table:table-cell>
          <table:table-cell table:style-name="Default"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hauteur en pixel du QR-code</text:p>
          </table:table-cell>
          <table:table-cell/>
          <table:table-cell office:value-type="string" calcext:value-type="string">
            <text:p>30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désirée pour la page web liée</text:p>
          </table:table-cell>
          <table:table-cell office:value-type="string" calcext:value-type="string">
            <text:p>fr,nl,en,de</text:p>
          </table:table-cell>
          <table:table-cell office:value-type="string" calcext:value-type="string">
            <text:p>fr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humb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utilise une taille prédéfinie pour le QR-code</text:p>
          </table:table-cell>
          <table:table-cell office:value-type="string" calcext:value-type="string">
            <text:p>THB_XSF, THB_XSW, THB_XSH, THB_SF, THB_SW, THB_SH, THB_MF,</text:p>
            <text:p>THB_MW, THB_MH, THB_LF, THB_LW, THB_LH,</text:p>
            <text:p>ICO_XS, ICO_S, ICO_M, ICO_L, ICO_XL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System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system/release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’historique des déploiements du service Pivot/Web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release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system/releases/{typ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xécute une requête préprogrammée en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release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e déploiement à retourner</text:p>
          </table:table-cell>
          <table:table-cell office:value-type="string" calcext:value-type="string">
            <text:p>past,current,future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Thesaurus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{ug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champs dynamiques liés à une urn, filtrée par un utilisateur global donn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{ug}/subscription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champs dynamiques liés à une urn, auxquels l’utilisateur global a souscri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erase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Supprime définitivement un champ lié à une urn dynam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champs dynamiques liés à une urn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</text:p>
          </table:table-cell>
          <table:table-cell table:style-name="ce3" office:value-type="string" calcext:value-type="string">
            <text:p>PUT</text:p>
          </table:table-cell>
          <table:table-cell table:style-name="ce3" table:number-columns-repeated="2"/>
          <table:table-cell table:style-name="ce3" office:value-type="string" calcext:value-type="string">
            <text:p>Met à jour un champ lié à une URN dynam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 (catégorie seule),</text:p>
            <text:p>2 = complet (catégorie + sous-catégories)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e champ à mettre à jour</text:p>
          </table:table-cell>
          <table:table-cell table:number-columns-repeated="2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</text:p>
          </table:table-cell>
          <table:table-cell table:style-name="ce3" office:value-type="string" calcext:value-type="string">
            <text:p>DELETE</text:p>
          </table:table-cell>
          <table:table-cell table:style-name="ce3" table:number-columns-repeated="2"/>
          <table:table-cell table:style-name="ce3" office:value-type="string" calcext:value-type="string">
            <text:p>Supprime un champ lié à une urn dynamique (pas supprimé définitivement en base de données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subscription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champs dynamiques liés à une urn, auxquels l’utilisateur global lié à la clé a souscri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champs pouvant accueillir des champs dynamiqu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dynamics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Crée un champ lié à une URN dynam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 (catégorie seule),</text:p>
            <text:p>2 = complet (catégorie + sous-catégories)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e champ à mettre à jour</text:p>
          </table:table-cell>
          <table:table-cell table:number-columns-repeated="2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subscribe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Souscrit l’utilisateur global lié à la clé au champ dynamique spécifi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dynamics/{urn}/unsubscribe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ésilie la souscription de l’utilisateur global lié à la clé au champ dynamique spécifi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champ dynamique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3" office:value-type="string" calcext:value-type="string">
            <text:p>/thesaurus/img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e liste de tous les pictogrammes disponibl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iltre de couleur à appliquer au document (images uniquement)</text:p>
          </table:table-cell>
          <table:table-cell office:value-type="string" calcext:value-type="string">
            <text:p>couleur hexadécimale (rrggbb)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dimensionnement vertical à appliquer au document (images uniquement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sedef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ffiche un pictogramme « par défaut » pour chaque urn ne disposant pas d’un pictogramme spécifiqu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dimensionnement horizontal à appliquer au document (images uniquement)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in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étaillée de l’ensemble des localités répertoriées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ins/{idIns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détail d’une localité répertoriée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In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localité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ins/{col}/{val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ffectue une recherche dans la table des localités de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lonne de recherche</text:p>
          </table:table-cell>
          <table:table-cell office:value-type="string" calcext:value-type="string">
            <text:p>cp,loc,com,mix,prv,mdt,p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k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ctive la recherche approximativ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aleur à recherch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ins/cploc/{cp}/{loc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Effectue une recherche dans la table des localités de PIVOT (par code postal + localite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de post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ik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ctive la recherche approximativ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oc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ocalité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mdt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étaillée des maisons de tourisme répertoriées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mdts/{idMdt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détail d’une maison de tourisme répertoriée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Md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a maison de tourism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pn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étaillée des parcs naturels répertoriés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pns/{idP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détail d’un parc naturel répertorié dans PIVOT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P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parc nature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status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table complète des statuts d’offres/champ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status/{idStatus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détail d’un statut d’offre/champ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idStatu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statu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types d’offr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/{type}/all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e la structure détaillée d’un type d’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/{typ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e la structure détaillée d’un type d’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hidde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tourne les champs cachés du type d’offre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/{type}/{ug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e la structure détaillée d’un type d’offre pour un utilisateur global spécif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/{type}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’une URN pour un type d’offre préci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RN à documen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ofr/{type}/{urn}/{ug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’une URN pour un type d’offre précis et un utilisateur global spécif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offr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RN à documen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urn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un dictionnaire de toutes les urns disponibles dans la base de données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urn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’une URN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RN à documen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urn/{urn}/{ug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documentation d’une URN pour un utilisateur global spécifiqu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ype de contenu retourné</text:p>
          </table:table-cell>
          <table:table-cell office:value-type="string" calcext:value-type="string">
            <text:p>0 = léger,</text:p>
            <text:p>2 = complet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tilisateur global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e l’URN à documenter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urn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étaillée des types d’URN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typeurn/{typ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e détail d’un type d’URN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dentifiant du type d’URN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family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familles de type d’offres (et les types d’offres associés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family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étaillée des types d’offres d’une famill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e la famille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lnkrules/{type}/{urn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types d’offres acceptés comme cible d’un lien pour un type d’offre donné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export-thesauru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html</text:p>
          </table:table-cell>
          <table:table-cell table:number-columns-repeated="56"/>
        </table:table-row>
        <table:table-row table:style-name="ro9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 d’offre source du lien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ur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rn du type de lien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hesaurus/rex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Private Joke</text:p>
          </table:table-cell>
          <table:table-cell table:style-name="ce3"/>
          <table:table-cell table:style-name="ce10"/>
          <table:table-cell table:style-name="ce3" office:value-type="string" calcext:value-type="string">
            <text:p>html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table:number-columns-repeated="2" office:value-type="string" calcext:value-type="string">
            <text:p>text/ht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table:number-columns-repeated="2" office:value-type="string" calcext:value-type="string">
            <text:p>html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 table:number-columns-spanned="7" table:number-rows-spanned="1">
            <text:p>Translation</text:p>
          </table:table-cell>
          <table:covered-table-cell table:number-columns-repeated="6" table:style-name="ce5"/>
          <table:table-cell table:style-name="ce9"/>
          <table:table-cell table:style-name="ce5"/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translation/usage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consommation de servic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translationusage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ranslation/languages/{type}</text:p>
          </table:table-cell>
          <table:table-cell table:style-name="ce3" office:value-type="string" calcext:value-type="string">
            <text:p>GET</text:p>
          </table:table-cell>
          <table:table-cell table:style-name="ce3" table:number-columns-repeated="2"/>
          <table:table-cell table:style-name="ce3" office:value-type="string" calcext:value-type="string">
            <text:p>Retourne la liste des langues disponibles (comme source ou cible de traduction)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translationlanguages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conten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0 = uniquement les langues autorisées par PIVOT (à l’exception de la langue spécifiée par défaut)</text:p>
            <text:p>1 = uniquement les langues autorisées par PIVOT</text:p>
            <text:p>2 = toutes les langues disponibles dans l’outil de traduction (à l’exception de la langue spécifiée par défaut)</text:p>
            <text:p>3 = toutes les langues disponibles dans l’outil de traduction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rc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e source « par défaut »</text:p>
          </table:table-cell>
          <table:table-cell office:value-type="string" calcext:value-type="string">
            <text:p>ISO 639-1</text:p>
          </table:table-cell>
          <table:table-cell table:style-name="Default"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angue source ou cible</text:p>
          </table:table-cell>
          <table:table-cell office:value-type="string" calcext:value-type="string">
            <text:p>source,target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3" office:value-type="string" calcext:value-type="string">
            <text:p>/translation/translate/offer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Traduit tous les champs multilingues d’une offr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application/xml, application/jso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orc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ce la traduction de champs déjà traduits pour la langue cible</text:p>
          </table:table-cell>
          <table:table-cell office:value-type="string" calcext:value-type="string">
            <text:p>true/fals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cible de la traduction</text:p>
          </table:table-cell>
          <table:table-cell office:value-type="string" calcext:value-type="string">
            <text:p>ISO 639-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rc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source de la traduction</text:p>
          </table:table-cell>
          <table:table-cell office:value-type="string" calcext:value-type="string">
            <text:p>ISO 639-1</text:p>
          </table:table-cell>
          <table:table-cell table:style-name="Default"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ocument offre à traduire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ivot-offer.xsd</text:p>
          </table:table-cell>
          <table:table-cell table:number-columns-repeated="55"/>
        </table:table-row>
        <table:table-row table:style-name="ro1">
          <table:table-cell table:style-name="ce3"/>
          <table:table-cell table:style-name="ce3" office:value-type="string" calcext:value-type="string">
            <text:p>/translation/translate</text:p>
          </table:table-cell>
          <table:table-cell table:style-name="ce3" office:value-type="string" calcext:value-type="string">
            <text:p>POST</text:p>
          </table:table-cell>
          <table:table-cell table:style-name="ce3" table:number-columns-repeated="2"/>
          <table:table-cell table:style-name="ce3" office:value-type="string" calcext:value-type="string">
            <text:p>Traduit un texte</text:p>
          </table:table-cell>
          <table:table-cell table:style-name="ce3"/>
          <table:table-cell table:style-name="ce10"/>
          <table:table-cell table:style-name="ce3" office:value-type="string" calcext:value-type="string">
            <text:p>pivot-translation.xsd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es données retournées</text:p>
          </table:table-cell>
          <table:table-cell office:value-type="string" calcext:value-type="string">
            <text:p>application/xml, application/json, text/html</text:p>
          </table:table-cell>
          <table:table-cell office:value-type="string" calcext:value-type="string">
            <text:p>application/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Accept-Encodin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mpression des données retournée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ontent-typ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rmat du document transmis</text:p>
          </table:table-cell>
          <table:table-cell office:value-type="string" calcext:value-type="string">
            <text:p>text/html,text/plain</text:p>
          </table:table-cell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fm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ormat des données retournées (identique à Accept)</text:p>
          </table:table-cell>
          <table:table-cell office:value-type="string" calcext:value-type="string">
            <text:p>xml,json,html</text:p>
          </table:table-cell>
          <table:table-cell office:value-type="string" calcext:value-type="string">
            <text:p>xml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cible de la traduction</text:p>
          </table:table-cell>
          <table:table-cell office:value-type="string" calcext:value-type="string">
            <text:p>ISO 639-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rclang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angue source de la traduction</text:p>
          </table:table-cell>
          <table:table-cell office:value-type="string" calcext:value-type="string">
            <text:p>ISO 639-1</text:p>
          </table:table-cell>
          <table:table-cell table:style-name="Default" office:value-type="string" calcext:value-type="string">
            <text:p>f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WS_KEY</text:p>
          </table:table-cell>
          <table:table-cell office:value-type="string" calcext:value-type="string">
            <text:p>Header/Matrix</text:p>
          </table:table-cell>
          <table:table-cell office:value-type="string" calcext:value-type="string">
            <text:p>Clé d’identification au service web PIVOT</text:p>
          </table:table-cell>
          <table:table-cell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e à traduire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ext/html, text/plain</text:p>
          </table:table-cell>
          <table:table-cell table:number-columns-repeated="5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56"/>
        </table:table-row>
        <table:table-row table:style-name="ro1" table:number-rows-repeated="10474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183:Feuille1.AMJ18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18T08:45:18.803000000</meta:creation-date>
    <meta:generator>LibreOffice/7.0.4.2$Windows_X86_64 LibreOffice_project/dcf040e67528d9187c66b2379df5ea4407429775</meta:generator>
    <dc:date>2024-07-22T09:29:40.546000000</dc:date>
    <meta:editing-duration>P2DT9H46M33S</meta:editing-duration>
    <meta:editing-cycles>524</meta:editing-cycles>
    <dc:creator>Wissam Kassem</dc:creator>
    <meta:document-statistic meta:table-count="1" meta:cell-count="5144" meta:object-count="0"/>
  </office:meta>
</office:document-meta>
</file>